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5da5ac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e4b3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7" style:family="paragraph" style:parent-style-name="Heading_20_1">
      <style:text-properties style:font-name="Liberation Sans" fo:font-size="14pt" fo:font-weight="bold" officeooo:rsid="0055d7ef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4e5c7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fb137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678ceb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fb137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4e5c7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678ceb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678ceb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rsid="00664668" officeooo:paragraph-rsid="00664668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526592"/>
    </style:style>
    <style:style style:name="T6" style:family="text">
      <style:text-properties officeooo:rsid="0054a733"/>
    </style:style>
    <style:style style:name="T7" style:family="text">
      <style:text-properties officeooo:rsid="00609223"/>
    </style:style>
    <style:style style:name="T8" style:family="text">
      <style:text-properties officeooo:rsid="00574288"/>
    </style:style>
    <style:style style:name="T9" style:family="text">
      <style:text-properties officeooo:rsid="005be4b3"/>
    </style:style>
    <style:style style:name="T10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9fc00" style:font-weight-asian="normal" style:font-weight-complex="normal"/>
    </style:style>
    <style:style style:name="T16" style:family="text">
      <style:text-properties fo:font-weight="normal" officeooo:rsid="005be4b3" style:font-weight-asian="normal" style:font-weight-complex="normal"/>
    </style:style>
    <style:style style:name="T17" style:family="text">
      <style:text-properties fo:font-weight="normal" officeooo:rsid="00624340" style:font-weight-asian="normal" style:font-weight-complex="normal"/>
    </style:style>
    <style:style style:name="T18" style:family="text">
      <style:text-properties fo:font-weight="normal" officeooo:rsid="006314aa" style:font-weight-asian="normal" style:font-weight-complex="normal"/>
    </style:style>
    <style:style style:name="T19" style:family="text">
      <style:text-properties fo:font-weight="normal" officeooo:rsid="0064b211" style:font-weight-asian="normal" style:font-weight-complex="normal"/>
    </style:style>
    <style:style style:name="T20" style:family="text">
      <style:text-properties fo:font-weight="normal" officeooo:rsid="0064e5c7" style:font-weight-asian="normal" style:font-weight-complex="normal"/>
    </style:style>
    <style:style style:name="T21" style:family="text">
      <style:text-properties fo:font-weight="normal" officeooo:rsid="0065cf4d" style:font-weight-asian="normal" style:font-weight-complex="normal"/>
    </style:style>
    <style:style style:name="T22" style:family="text">
      <style:text-properties fo:font-weight="normal" officeooo:rsid="00664668" style:font-weight-asian="normal" style:font-weight-complex="normal"/>
    </style:style>
    <style:style style:name="T23" style:family="text">
      <style:text-properties officeooo:rsid="0064e5c7"/>
    </style:style>
    <style:style style:name="T24" style:family="text">
      <style:text-properties officeooo:rsid="006646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Objectif</text:span><text:span text:style-name="T13">s</text:span></text:p>
      <text:list xml:id="list3078147584" text:style-name="L1">
        <text:list-item>
          <text:p text:style-name="P8">Institutionalisation translation (déf + propriétés)</text:p>
        </text:list-item>
        <text:list-item>
          <text:p text:style-name="P18"><text:span text:style-name="T10">Evaluation multiplication et division de nombres relatifs</text:span></text:p>
        </text:list-item>
      </text:list>
      <text:h text:style-name="P7" text:outline-level="1"/>
      <text:p text:style-name="P3"><text:span text:style-name="T9">Questions Flash</text:span><text:span text:style-name="T16"> (10 min)</text:span></text:p>
      <text:list xml:id="list4190802827" text:style-name="L2">
        <text:list-item>
          <text:p text:style-name="P13"><text:span text:style-name="T16">R</text:span><text:span text:style-name="T14">é</text:span><text:span text:style-name="T20">activation</text:span><text:span text:style-name="T14"> additions/soustractions de relatifs</text:span></text:p>
        </text:list-item>
        <text:list-item>
          <text:p text:style-name="P9"><text:span text:style-name="T9">R</text:span>é<text:span text:style-name="T23">activation</text:span> multiplication/divisions de relatifs</text:p>
        </text:list-item>
      </text:list>
      <text:p text:style-name="P2"/>
      <text:p text:style-name="P2"><text:span text:style-name="T4">Institutionalisation translations</text:span><text:span text:style-name="T15"> (</text:span><text:span text:style-name="T21">15</text:span><text:span text:style-name="T15"> min)</text:span></text:p>
      <text:list xml:id="list2739873213" text:style-name="L3">
        <text:list-item>
          <text:p text:style-name="P14"><text:span text:style-name="T15">e</text:span><text:span text:style-name="T14">n s’appuyant sur l’activité de la dernière séance.</text:span></text:p>
        </text:list-item>
      </text:list>
      <text:p text:style-name="P2"/>
      <text:p text:style-name="P5"><text:span text:style-name="T4">TaF</text:span><text:span text:style-name="T18"> (pour </text:span><text:span text:style-name="T20">le </text:span><text:span text:style-name="T22">vendredi</text:span><text:span text:style-name="T20"> </text:span><text:span text:style-name="T22">20</text:span><text:span text:style-name="T20">/1</text:span><text:span text:style-name="T22">0</text:span><text:span text:style-name="T18">)</text:span></text:p>
      <text:list xml:id="list1618517544" text:style-name="L5">
        <text:list-item>
          <text:p text:style-name="P11">ex. 14 p. 268</text:p>
        </text:list-item>
      </text:list>
      <text:p text:style-name="P12"/>
      <text:p text:style-name="P17"><text:span text:style-name="T4">E</text:span><text:span text:style-name="T24">valuation multiplication et division de nombres relatifs</text:span><text:span text:style-name="T22"> (30 min)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month number:calendar="jewish" number:style="long" number:textual="true"/>
      <number:text> </number:text>
      <number:day number:calendar="jewish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 number:calendar="jewish"/>
      <number:text> </number:text>
      <number:month number:calendar="jewish" number:style="long" number:textual="true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526592"/>
    </style:style>
    <style:style style:name="MT6" style:family="text">
      <style:text-properties officeooo:rsid="0054a733"/>
    </style:style>
    <style:style style:name="MT7" style:family="text">
      <style:text-properties officeooo:rsid="00609223"/>
    </style:style>
    <style:style style:name="MT8" style:family="text">
      <style:text-properties officeooo:rsid="005742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4">1</text:span><text:span text:style-name="MT5"> </text:span><text:span text:style-name="MT6">(</text:span><text:span text:style-name="MT7">1</text:span><text:span text:style-name="MT6">h)</text:span><text:span text:style-name="MT5"> – </text:span><text:span text:style-name="MT8">1</text:span><text:span text:style-name="MT7">7</text:span><text:span text:style-name="MT6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06:12.274793855</dc:date>
    <meta:editing-duration>PT20H56M2S</meta:editing-duration>
    <meta:editing-cycles>6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69" meta:character-count="495" meta:non-whitespace-character-count="442"/>
  </office:meta>
</office:document-meta>
</file>